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406cm" table:align="left"/>
    </style:style>
    <style:style style:name="Table1.A" style:family="table-column">
      <style:table-column-properties style:column-width="2.002cm"/>
    </style:style>
    <style:style style:name="Table1.B" style:family="table-column">
      <style:table-column-properties style:column-width="4.736cm"/>
    </style:style>
    <style:style style:name="Table1.C" style:family="table-column">
      <style:table-column-properties style:column-width="6.668cm"/>
    </style:style>
    <style:style style:name="Table1.A1" style:family="table-cell">
      <style:table-cell-properties style:vertical-align="middle" fo:padding="0.049cm" fo:border="none"/>
    </style:style>
    <style:style style:name="Table2" style:family="table">
      <style:table-properties style:width="14.004cm" table:align="left"/>
    </style:style>
    <style:style style:name="Table2.A" style:family="table-column">
      <style:table-column-properties style:column-width="2.198cm"/>
    </style:style>
    <style:style style:name="Table2.B" style:family="table-column">
      <style:table-column-properties style:column-width="4.997cm"/>
    </style:style>
    <style:style style:name="Table2.C" style:family="table-column">
      <style:table-column-properties style:column-width="6.809cm"/>
    </style:style>
    <style:style style:name="Table2.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list-style-name="L4"/>
    <style:style style:name="P3" style:family="paragraph" style:parent-style-name="Preformatted_20_Text" style:list-style-name="L4">
      <style:paragraph-properties fo:margin-top="0cm" fo:margin-bottom="0.499cm" style:contextual-spacing="false"/>
    </style:style>
    <style:style style:name="P4" style:family="paragraph" style:parent-style-name="Preformatted_20_Text">
      <style:text-properties style:font-name="Liberation Mono" fo:font-size="10pt" style:font-name-asian="Noto Sans Mono CJK SC" style:font-size-asian="10pt" style:font-name-complex="Liberation Mono" style:font-size-complex="10pt"/>
    </style:style>
    <style:style style:name="P5" style:family="paragraph" style:parent-style-name="Quotations" style:list-style-name="L12"/>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Interrupts are a critical part of how the Linux kernel interacts with hardware and manages system resources efficiently. They allow the kernel to respond to asynchronous events, such as I/O requests, without constantly polling hardware devices. In this detailed explanation, I'll cover the following aspects:</text:p>
      <text:p text:style-name="Preformatted_20_Text"><text:s text:c="4"/>1. How Interrupts Are Generated</text:p>
      <text:p text:style-name="Preformatted_20_Text"><text:s text:c="4"/>2. How Device Drivers Work with Interrupts</text:p>
      <text:p text:style-name="Preformatted_20_Text"><text:s text:c="4"/>3. How Interrupts Are Handled in the Kernel</text:p>
      <text:p text:style-name="Preformatted_20_Text"><text:s text:c="4"/>4. Interrupt Handling Workflow</text:p>
      <text:p text:style-name="Preformatted_20_Text">1. How Interrupts Are Generated</text:p>
      <text:p text:style-name="Preformatted_20_Text">Interrupts can be generated in two main ways:</text:p>
      <text:p text:style-name="Preformatted_20_Text"><text:s text:c="4"/>• Hardware Interrupts (External Interrupts):</text:p>
      <text:p text:style-name="Preformatted_20_Text">These are generated by hardware devices (e.g., keyboards, network cards, timers). When a device requires attention from the CPU, it sends a signal to the interrupt controller, which passes the signal to the CPU.</text:p>
      <text:p text:style-name="Preformatted_20_Text"><text:s text:c="4"/>• Software Interrupts (Internal Interrupts or Software Exceptions):</text:p>
      <text:p text:style-name="Preformatted_20_Text">These are generated by software programs (including the operating system itself). Examples include system calls or specific instructions like int (x86 instruction to trigger an interrupt). Software interrupts can also be generated for system management, such as page faults or illegal instructions.</text:p>
      <text:p text:style-name="Preformatted_20_Text">Hardware Interrupts</text:p>
      <text:p text:style-name="Preformatted_20_Text"><text:s text:c="4"/>• Each hardware device has a unique interrupt request (IRQ) line. The device uses this line to signal to the CPU that it needs attention.</text:p>
      <text:p text:style-name="Preformatted_20_Text"><text:s text:c="4"/>• When a hardware device needs CPU processing (e.g., when data arrives in a network card or when a keyboard key is pressed), it sends an interrupt signal.</text:p>
      <text:p text:style-name="Preformatted_20_Text"><text:s text:c="4"/>• The interrupt controller, such as Programmable Interrupt Controller (PIC), Advanced Programmable Interrupt Controller (APIC), or the more modern Message-Signaled Interrupts (MSI), manages these signals and passes them to the CPU.</text:p>
      <text:p text:style-name="Preformatted_20_Text">Software Interrupts</text:p>
      <text:p text:style-name="Preformatted_20_Text">Software interrupts are used within the kernel to handle specific events, such as:</text:p>
      <text:p text:style-name="Preformatted_20_Text"><text:s text:c="4"/>• System calls (e.g., open(), read(), write())</text:p>
      <text:p text:style-name="Preformatted_20_Text"><text:s text:c="4"/>• Exceptions (e.g., divide by zero, invalid memory access)</text:p>
      <text:p text:style-name="Preformatted_20_Text"><text:s text:c="4"/>• Timer interrupts or Tasklet scheduling</text:p>
      <text:p text:style-name="Preformatted_20_Text">2. How Device Drivers Work with Interrupts</text:p>
      <text:p text:style-name="Preformatted_20_Text">Device drivers interface with hardware by interacting with interrupts to handle asynchronous events efficiently.</text:p>
      <text:p text:style-name="Preformatted_20_Text">Steps Device Driver Follows for Interrupt Handling:</text:p>
      <text:p text:style-name="Preformatted_20_Text"><text:s text:c="4"/>1. Registering an Interrupt Handler:</text:p>
      <text:p text:style-name="Preformatted_20_Text">When a device driver is loaded, it typically registers an interrupt handler with the kernel. This handler is a function that will be invoked when a specific interrupt is received for a device. The interrupt handler will perform necessary actions to process the interrupt.</text:p>
      <text:p text:style-name="Preformatted_20_Text"><text:s text:c="7"/>Example: In Linux, a driver would use the request_irq() function to register the interrupt handler with the kernel:</text:p>
      <text:p text:style-name="Preformatted_20_Text"><text:s text:c="7"/>int request_irq(unsigned int irq, irq_handler_t handler, unsigned long flags, const char *devname, void *dev_id);</text:p>
      <text:p text:style-name="Preformatted_20_Text"><text:s text:c="8"/>◦ irq: The interrupt request number (IRQ number).</text:p>
      <text:p text:style-name="Preformatted_20_Text"><text:s text:c="8"/>◦ handler: The function to handle the interrupt.</text:p>
      <text:p text:style-name="Preformatted_20_Text"><text:s text:c="8"/>◦ flags: Various flags like IRQF_SHARED for shared interrupts, etc.</text:p>
      <text:p text:style-name="Preformatted_20_Text"><text:s text:c="8"/>◦ devname: Name of the device.</text:p>
      <text:p text:style-name="Preformatted_20_Text"><text:s text:c="8"/>◦ dev_id: A pointer to device-specific data.</text:p>
      <text:p text:style-name="Preformatted_20_Text"><text:s text:c="4"/>2. Interrupt Handler:</text:p>
      <text:p text:style-name="Preformatted_20_Text">When an interrupt occurs, the kernel will invoke the interrupt handler registered by the driver. This is typically done in two stages: top-half and bottom-half.</text:p>
      <text:p text:style-name="Preformatted_20_Text"><text:s text:c="8"/>◦ Top-half: The "top-half" of the interrupt handler is the portion that runs immediately when the interrupt occurs. It’s typically a minimal, fast function that acknowledges the interrupt, reads any data, and flags any additional work to be done later (e.g., scheduling the "bottom-half").</text:p>
      <text:p text:style-name="Preformatted_20_Text"><text:s text:c="8"/>◦ Bottom-half: This part runs later in the context of the kernel, typically in process context, so it doesn't block other interrupts from being processed. The bottom-half performs the more time-consuming tasks, such as processing the interrupt’s data or signaling tasks to user space. It can be scheduled via:</text:p>
      <text:p text:style-name="Preformatted_20_Text"><text:soft-page-break/><text:s text:c="12"/>▪ Tasklets (a lightweight bottom-half mechanism)</text:p>
      <text:p text:style-name="Preformatted_20_Text"><text:s text:c="12"/>▪ Softirqs</text:p>
      <text:p text:style-name="Preformatted_20_Text"><text:s text:c="12"/>▪ Work queues</text:p>
      <text:p text:style-name="Preformatted_20_Text"><text:s text:c="7"/>In summary, the interrupt handler is split into fast (top-half) and slow (bottom-half) processing to ensure minimal latency and prevent blocking the CPU from handling other interrupts.</text:p>
      <text:p text:style-name="Preformatted_20_Text">3. How Interrupts Are Handled in the Kernel</text:p>
      <text:p text:style-name="Preformatted_20_Text">Once an interrupt is triggered, the kernel goes through a series of steps to handle it:</text:p>
      <text:p text:style-name="Preformatted_20_Text">Step 1: Interrupt Handling in Hardware</text:p>
      <text:p text:style-name="Preformatted_20_Text"><text:s text:c="4"/>• The interrupt signal is received by the Interrupt Controller (e.g., PIC, APIC), which then sends the signal to the CPU.</text:p>
      <text:p text:style-name="Preformatted_20_Text"><text:s text:c="4"/>• The CPU suspends the current task (if running) and saves the processor state (context switch) to handle the interrupt.</text:p>
      <text:p text:style-name="Preformatted_20_Text"><text:s text:c="4"/>• The CPU uses the Interrupt Descriptor Table (IDT) to look up the appropriate interrupt service routine (ISR) or handler.</text:p>
      <text:p text:style-name="Preformatted_20_Text">Step 2: Kernel Interrupt Handling</text:p>
      <text:p text:style-name="Preformatted_20_Text"><text:s text:c="4"/>• The interrupt handler in the kernel is executed in response to the interrupt.</text:p>
      <text:p text:style-name="Preformatted_20_Text"><text:s text:c="4"/>• If the interrupt is for a device driver, the kernel invokes the registered interrupt handler function for the specific device.</text:p>
      <text:p text:style-name="Preformatted_20_Text"><text:s text:c="4"/>• The interrupt handler may quickly handle the interrupt (top-half) and return control to the kernel or it may schedule further processing (bottom-half).</text:p>
      <text:p text:style-name="Preformatted_20_Text">Step 3: Processing in the Bottom-Half</text:p>
      <text:p text:style-name="Preformatted_20_Text">After the top-half executes, the kernel schedules any deferred work (e.g., handling device data, task scheduling, etc.) in the bottom-half:</text:p>
      <text:p text:style-name="Preformatted_20_Text"><text:s text:c="4"/>• Tasklets: These are lightweight, interrupt-driven tasks that can be scheduled to run after the interrupt processing.</text:p>
      <text:p text:style-name="Preformatted_20_Text"><text:s text:c="4"/>• Softirqs: A mechanism for handling background processing in a deferred manner, often used for high-priority interrupt handling.</text:p>
      <text:p text:style-name="Preformatted_20_Text"><text:s text:c="4"/>• Work Queues: These are used for more heavyweight deferred work that should be executed in process context.</text:p>
      <text:p text:style-name="Preformatted_20_Text">The bottom-half mechanisms are executed later, often when the CPU is idle or when there are no higher-priority interrupts to handle.</text:p>
      <text:p text:style-name="Preformatted_20_Text">Step 4: Return from Interrupt</text:p>
      <text:p text:style-name="Preformatted_20_Text">Once the interrupt handler completes its task, the CPU resumes the task it was executing prior to the interrupt, using the saved context information.</text:p>
      <text:p text:style-name="Preformatted_20_Text">4. Interrupt Handling Workflow (Summary)</text:p>
      <text:p text:style-name="Preformatted_20_Text">Here’s a high-level workflow of how interrupts are handled in the Linux kernel:</text:p>
      <text:p text:style-name="Preformatted_20_Text"><text:s text:c="4"/>1. Interrupt Signal Generation: A device generates an interrupt (hardware interrupt) or software triggers an interrupt.</text:p>
      <text:p text:style-name="Preformatted_20_Text"><text:s text:c="4"/>2. Interrupt Controller: The interrupt signal is sent to the interrupt controller (e.g., APIC, PIC) and forwarded to the CPU.</text:p>
      <text:p text:style-name="Preformatted_20_Text"><text:s text:c="4"/>3. Interrupt Acknowledgement: The CPU acknowledges the interrupt and begins execution of the corresponding interrupt handler.</text:p>
      <text:p text:style-name="Preformatted_20_Text"><text:s text:c="4"/>4. Top-Half Processing:</text:p>
      <text:p text:style-name="Preformatted_20_Text"><text:s text:c="8"/>◦ The interrupt handler is called and quickly acknowledges the interrupt, reads device status/data, and flags any additional tasks to be done later (e.g., by scheduling softirqs or tasklets).</text:p>
      <text:p text:style-name="Preformatted_20_Text"><text:s text:c="4"/>5. Bottom-Half Processing:</text:p>
      <text:p text:style-name="Preformatted_20_Text"><text:s text:c="8"/>◦ The deferred work is scheduled to be executed in the bottom-half using mechanisms like tasklets, softirqs, or work queues.</text:p>
      <text:p text:style-name="Preformatted_20_Text"><text:s text:c="4"/>6. Return from Interrupt: Once the interrupt handling is completed, the CPU restores the previous context (if it was interrupted) and continues its execution.</text:p>
      <text:p text:style-name="Preformatted_20_Text">Conclusion</text:p>
      <text:p text:style-name="Preformatted_20_Text">Interrupts are crucial for enabling efficient, responsive systems in Linux. Device drivers use interrupts to asynchronously process events, such as receiving data or handling a user's action, without continuously polling the hardware. The kernel uses sophisticated mechanisms, such as top-half and bottom-half interrupt processing, to ensure minimal latency and to avoid blocking the CPU for extended periods. Interrupt handling is fundamental to both high-performance and real-time systems, and understanding it is key to developing <text:soft-page-break/>efficient device drivers and kernel modules.</text:p>
      <text:p text:style-name="Preformatted_20_Text">If you'd like to go deeper into any part of this explanation or have more questions about specific kernel subsystems (like tasklets, softirqs, or work queues), feel free to ask!</text:p>
      <text:p text:style-name="Preformatted_20_Text"/>
      <text:p text:style-name="Preformatted_20_Text"/>
      <text:p text:style-name="Preformatted_20_Text"/>
      <text:p text:style-name="Text_20_body">Ah, the <text:span text:style-name="Strong_20_Emphasis">Big Kernel Lock (BKL)</text:span> — now we’re getting into some classic Linux kernel history. Let’s go <text:span text:style-name="Strong_20_Emphasis">deep and step-by-step</text:span>, including its purpose, mechanics, limitations, and why it’s mostly gone today.</text:p>
      <text:p text:style-name="Horizontal_20_Line"/>
      <text:h text:style-name="Heading_20_2" text:outline-level="2"><text:span text:style-name="Strong_20_Emphasis">1️⃣ What is the BKL?</text:span></text:h>
      <text:p text:style-name="Text_20_body"><text:span text:style-name="Strong_20_Emphasis">BKL = Big Kernel Lock</text:span></text:p>
      <text:list xml:id="list391584211" text:style-name="L1">
        <text:list-item>
          <text:p text:style-name="P6">It was a <text:span text:style-name="Strong_20_Emphasis">global lock</text:span> used in Linux to <text:span text:style-name="Strong_20_Emphasis">protect the entire kernel</text:span> from concurrent access.</text:p>
        </text:list-item>
        <text:list-item>
          <text:p text:style-name="P6">Essentially, it <text:span text:style-name="Strong_20_Emphasis">serialized kernel execution</text:span>, meaning <text:span text:style-name="Strong_20_Emphasis">only one CPU could be executing kernel code that needed the BKL</text:span> at a time.</text:p>
        </text:list-item>
        <text:list-item>
          <text:p text:style-name="P6">It was introduced in <text:span text:style-name="Strong_20_Emphasis">early Linux kernels (pre-2.6)</text:span> when the kernel was mostly <text:span text:style-name="Strong_20_Emphasis">non-preemptible</text:span> and SMP support was limited.</text:p>
        </text:list-item>
      </text:list>
      <text:p text:style-name="Quotations">Think of it as a “giant mutex for the whole kernel.”</text:p>
      <text:p text:style-name="Horizontal_20_Line"/>
      <text:h text:style-name="Heading_20_2" text:outline-level="2"><text:span text:style-name="Strong_20_Emphasis">2️⃣ Purpose of the BKL</text:span></text:h>
      <text:p text:style-name="Text_20_body">The Linux kernel started as <text:span text:style-name="Strong_20_Emphasis">single-core</text:span> code. When SMP (Symmetric Multi-Processing) came, multiple CPUs could execute kernel code <text:span text:style-name="Strong_20_Emphasis">concurrently</text:span>.</text:p>
      <text:list xml:id="list3512772678" text:style-name="L2">
        <text:list-item>
          <text:p text:style-name="P7">Many parts of the kernel were <text:span text:style-name="Strong_20_Emphasis">not thread-safe</text:span>.</text:p>
        </text:list-item>
        <text:list-item>
          <text:p text:style-name="P7">Instead of rewriting everything, the BKL was introduced to <text:span text:style-name="Strong_20_Emphasis">protect old code from race conditions</text:span>.</text:p>
        </text:list-item>
      </text:list>
      <text:p text:style-name="Text_20_body">It was used to guard:</text:p>
      <text:list xml:id="list3990636106" text:style-name="L3">
        <text:list-item>
          <text:p text:style-name="P8">Filesystem operations (<text:span text:style-name="Source_20_Text">ext2</text:span>, <text:span text:style-name="Source_20_Text">reiserfs</text:span>, <text:span text:style-name="Source_20_Text">xfs</text:span> in early days)</text:p>
        </text:list-item>
        <text:list-item>
          <text:p text:style-name="P8">VFS (Virtual Filesystem) operations</text:p>
        </text:list-item>
        <text:list-item>
          <text:p text:style-name="P8">Legacy drivers</text:p>
        </text:list-item>
        <text:list-item>
          <text:p text:style-name="P8">Certain syscall paths</text:p>
        </text:list-item>
      </text:list>
      <text:p text:style-name="Quotations">Essentially, <text:span text:style-name="Strong_20_Emphasis">any “unsafe” kernel code that wasn’t SMP-safe used BKL</text:span>.</text:p>
      <text:p text:style-name="Horizontal_20_Line"/>
      <text:h text:style-name="Heading_20_2" text:outline-level="2"><text:span text:style-name="Strong_20_Emphasis">3️⃣ How BKL worked</text:span></text:h>
      <text:list xml:id="list195405561" text:style-name="L4">
        <text:list-item>
          <text:p text:style-name="P9">The BKL was a <text:span text:style-name="Strong_20_Emphasis">global spinlock</text:span> or <text:span text:style-name="Strong_20_Emphasis">mutex</text:span> depending on kernel version:</text:p>
          <text:p text:style-name="P3"><text:soft-page-break/><text:span text:style-name="Source_20_Text">DEFINE_MUTEX(big_kernel_lock);</text:span></text:p>
          <text:p text:style-name="P9">or in older kernels:</text:p>
          <text:p text:style-name="P3"><text:span text:style-name="Source_20_Text">spinlock_t bkl = SPIN_LOCK_UNLOCKED;</text:span></text:p>
        </text:list-item>
        <text:list-item>
          <text:p text:style-name="P9">Any code that needed BKL would do:</text:p>
          <text:p text:style-name="P2"><text:span text:style-name="Source_20_Text">big_kernel_lock(); <text:s text:c="2"/>// acquire</text:span></text:p>
          <text:p text:style-name="P2"><text:span text:style-name="Source_20_Text">// critical section</text:span></text:p>
          <text:p text:style-name="P3"><text:span text:style-name="Source_20_Text">big_kernel_unlock(); // release</text:span></text:p>
        </text:list-item>
        <text:list-item>
          <text:p text:style-name="P9">Only <text:span text:style-name="Strong_20_Emphasis">one CPU</text:span> could hold the BKL at a time.</text:p>
        </text:list-item>
        <text:list-item>
          <text:p text:style-name="P9">If another CPU tried to acquire it:</text:p>
          <text:list>
            <text:list-item>
              <text:p text:style-name="P9">It <text:span text:style-name="Strong_20_Emphasis">spins</text:span> if spinlock</text:p>
            </text:list-item>
            <text:list-item>
              <text:p text:style-name="P9">Or <text:span text:style-name="Strong_20_Emphasis">sleeps</text:span> if mutex</text:p>
            </text:list-item>
          </text:list>
        </text:list-item>
        <text:list-item>
          <text:p text:style-name="P9">Example in pseudo-code:</text:p>
        </text:list-item>
      </text:list>
      <text:p text:style-name="Preformatted_20_Text"><text:span text:style-name="Source_20_Text">void bkl_protected_fs_operation(void)</text:span></text:p>
      <text:p text:style-name="Preformatted_20_Text"><text:span text:style-name="Source_20_Text">{</text:span></text:p>
      <text:p text:style-name="Preformatted_20_Text"><text:span text:style-name="Source_20_Text"><text:s text:c="4"/>mutex_lock(&amp;bkl); <text:s text:c="7"/>// acquire BKL</text:span></text:p>
      <text:p text:style-name="Preformatted_20_Text"><text:span text:style-name="Source_20_Text"><text:s text:c="4"/>do_file_operation(); <text:s text:c="4"/>// safe now</text:span></text:p>
      <text:p text:style-name="Preformatted_20_Text"><text:span text:style-name="Source_20_Text"><text:s text:c="4"/>mutex_unlock(&amp;bkl); <text:s text:c="5"/>// release BKL</text:span></text:p>
      <text:p text:style-name="P1"><text:span text:style-name="Source_20_Text">}</text:span></text:p>
      <text:p text:style-name="Horizontal_20_Line"/>
      <text:h text:style-name="Heading_20_2" text:outline-level="2"><text:span text:style-name="Strong_20_Emphasis">4️⃣ Limitations of the BKL</text:span></text:h>
      <text:list xml:id="list3652108481" text:style-name="L5">
        <text:list-item>
          <text:p text:style-name="P10"><text:span text:style-name="Strong_20_Emphasis">Global serialization</text:span></text:p>
          <text:list>
            <text:list-item>
              <text:p text:style-name="P10">Only <text:span text:style-name="Strong_20_Emphasis">one CPU</text:span> could execute kernel code protected by BKL</text:p>
            </text:list-item>
            <text:list-item>
              <text:p text:style-name="P10">SMP scalability was <text:span text:style-name="Strong_20_Emphasis">terrible</text:span></text:p>
            </text:list-item>
          </text:list>
        </text:list-item>
        <text:list-item>
          <text:p text:style-name="P10"><text:span text:style-name="Strong_20_Emphasis">Poor performance</text:span></text:p>
          <text:list>
            <text:list-item>
              <text:p text:style-name="P10">Even simple syscalls that didn’t interact could block each other</text:p>
            </text:list-item>
          </text:list>
        </text:list-item>
        <text:list-item>
          <text:p text:style-name="P10"><text:span text:style-name="Strong_20_Emphasis">Deadlock risk</text:span></text:p>
          <text:list>
            <text:list-item>
              <text:p text:style-name="P10">Nested BKL acquisitions were tricky</text:p>
            </text:list-item>
            <text:list-item>
              <text:p text:style-name="P10">Could deadlock if not careful</text:p>
            </text:list-item>
          </text:list>
        </text:list-item>
        <text:list-item>
          <text:p text:style-name="P10"><text:span text:style-name="Strong_20_Emphasis">Not preemptible</text:span></text:p>
          <text:list>
            <text:list-item>
              <text:p text:style-name="P10">Kernel preemption required special care</text:p>
            </text:list-item>
          </text:list>
        </text:list-item>
        <text:list-item>
          <text:p text:style-name="P10"><text:span text:style-name="Strong_20_Emphasis">Big maintenance burden</text:span></text:p>
          <text:list>
            <text:list-item>
              <text:p text:style-name="P10">Every new feature or filesystem driver had to be modified to either:</text:p>
              <text:list>
                <text:list-item>
                  <text:p text:style-name="P10">Use BKL</text:p>
                </text:list-item>
                <text:list-item>
                  <text:p text:style-name="P10">Or be fully SMP-safe</text:p>
                </text:list-item>
              </text:list>
            </text:list-item>
          </text:list>
        </text:list-item>
      </text:list>
      <text:p text:style-name="Horizontal_20_Line"/>
      <text:h text:style-name="Heading_20_2" text:outline-level="2"><text:soft-page-break/><text:span text:style-name="Strong_20_Emphasis">5️⃣ How BKL evolved</text:span></text:h>
      <text:h text:style-name="Heading_20_3" text:outline-level="3"><text:span text:style-name="Strong_20_Emphasis">Linux 2.6 and beyond</text:span></text:h>
      <text:list xml:id="list1836150136" text:style-name="L6">
        <text:list-item>
          <text:p text:style-name="P11">Kernel was rewritten for <text:span text:style-name="Strong_20_Emphasis">fine-grained locking</text:span>:</text:p>
          <text:list>
            <text:list-item>
              <text:p text:style-name="P11">Each subsystem has <text:span text:style-name="Strong_20_Emphasis">its own lock</text:span> (mutex/spinlock/rwlock)</text:p>
            </text:list-item>
            <text:list-item>
              <text:p text:style-name="P11">BKL usage is minimized</text:p>
            </text:list-item>
          </text:list>
        </text:list-item>
        <text:list-item>
          <text:p text:style-name="P11">Filesystems moved to <text:span text:style-name="Strong_20_Emphasis">per-inode locks</text:span>, <text:span text:style-name="Strong_20_Emphasis">per-superblock locks</text:span></text:p>
        </text:list-item>
        <text:list-item>
          <text:p text:style-name="P11">BKL became <text:span text:style-name="Strong_20_Emphasis">deprecated</text:span></text:p>
        </text:list-item>
      </text:list>
      <text:h text:style-name="Heading_20_3" text:outline-level="3"><text:span text:style-name="Strong_20_Emphasis">Modern kernels (&gt;=2.6.39)</text:span></text:h>
      <text:list xml:id="list4202407458" text:style-name="L7">
        <text:list-item>
          <text:p text:style-name="P12">BKL is <text:span text:style-name="Strong_20_Emphasis">gone</text:span></text:p>
        </text:list-item>
        <text:list-item>
          <text:p text:style-name="P12">Filesystems like <text:span text:style-name="Source_20_Text">ext4</text:span>, <text:span text:style-name="Source_20_Text">xfs</text:span>, <text:span text:style-name="Source_20_Text">btrfs</text:span> use <text:span text:style-name="Strong_20_Emphasis">fine-grained locking</text:span></text:p>
        </text:list-item>
        <text:list-item>
          <text:p text:style-name="P12">Only some old modules/drivers may emulate BKL for compatibility</text:p>
        </text:list-item>
      </text:list>
      <text:p text:style-name="Horizontal_20_Line"/>
      <text:h text:style-name="Heading_20_2" text:outline-level="2"><text:span text:style-name="Strong_20_Emphasis">6️⃣ Why BKL is important historically</text:span></text:h>
      <text:list xml:id="list1534000545" text:style-name="L8">
        <text:list-item>
          <text:p text:style-name="P13"><text:span text:style-name="Strong_20_Emphasis">Learning SMP challenges</text:span></text:p>
          <text:list>
            <text:list-item>
              <text:p text:style-name="P13">It shows why <text:span text:style-name="Strong_20_Emphasis">global locks are bad for multi-core scalability</text:span></text:p>
            </text:list-item>
          </text:list>
        </text:list-item>
        <text:list-item>
          <text:p text:style-name="P13"><text:span text:style-name="Strong_20_Emphasis">Legacy code support</text:span></text:p>
          <text:list>
            <text:list-item>
              <text:p text:style-name="P13">Some old drivers still emulate BKL-like behavior</text:p>
            </text:list-item>
          </text:list>
        </text:list-item>
        <text:list-item>
          <text:p text:style-name="P13"><text:span text:style-name="Strong_20_Emphasis">Understanding kernel evolution</text:span></text:p>
          <text:list>
            <text:list-item>
              <text:p text:style-name="P13">Kernel went from <text:span text:style-name="Strong_20_Emphasis">big global locks → fine-grained locks → RCU, mutexes, rwlocks</text:span></text:p>
            </text:list-item>
          </text:list>
        </text:list-item>
      </text:list>
      <text:p text:style-name="Horizontal_20_Line"/>
      <text:h text:style-name="Heading_20_2" text:outline-level="2"><text:span text:style-name="Strong_20_Emphasis">7️⃣ Analogy</text:span></text:h>
      <text:p text:style-name="Text_20_body">Think of BKL as:</text:p>
      <text:list xml:id="list1271256340" text:style-name="L9">
        <text:list-item>
          <text:p text:style-name="P14">A <text:span text:style-name="Strong_20_Emphasis">single bathroom</text:span> for the entire kernel.</text:p>
        </text:list-item>
        <text:list-item>
          <text:p text:style-name="P14">Only one CPU can “use the bathroom” at a time.</text:p>
        </text:list-item>
        <text:list-item>
          <text:p text:style-name="P14">No matter what CPU wants to do, if it needs BKL, it <text:span text:style-name="Strong_20_Emphasis">waits for the bathroom to be free</text:span>.</text:p>
        </text:list-item>
      </text:list>
      <text:p text:style-name="Text_20_body">Modern kernel: <text:span text:style-name="Strong_20_Emphasis">many bathrooms</text:span> (fine-grained locks), multiple CPUs can execute kernel code in parallel.</text:p>
      <text:p text:style-name="Horizontal_20_Line"/>
      <text:h text:style-name="Heading_20_2" text:outline-level="2"><text:soft-page-break/><text:span text:style-name="Strong_20_Emphasis">8️⃣ Modern replacement for BKL</text:span></text:h>
      <text:list xml:id="list2041140999" text:style-name="L10">
        <text:list-item>
          <text:p text:style-name="P15"><text:span text:style-name="Strong_20_Emphasis">Per-resource locks</text:span>: mutexes, spinlocks, rwlocks</text:p>
        </text:list-item>
        <text:list-item>
          <text:p text:style-name="P15"><text:span text:style-name="Strong_20_Emphasis">RCU (Read-Copy-Update)</text:span>: for fast read-side access</text:p>
        </text:list-item>
        <text:list-item>
          <text:p text:style-name="P15"><text:span text:style-name="Strong_20_Emphasis">Per-inode, per-superblock, per-device locks</text:span></text:p>
        </text:list-item>
      </text:list>
      <text:p text:style-name="Text_20_body">Example in modern FS:</text:p>
      <text:p text:style-name="P1"><text:span text:style-name="Source_20_Text">mutex_lock(&amp;inode-&gt;i_mutex); <text:s/>// only locks this inode</text:span></text:p>
      <text:list xml:id="list2676928633" text:style-name="L11">
        <text:list-item>
          <text:p text:style-name="P16">Only threads accessing the <text:span text:style-name="Strong_20_Emphasis">same inode</text:span> are serialized</text:p>
        </text:list-item>
        <text:list-item>
          <text:p text:style-name="P16">Other threads can operate <text:span text:style-name="Strong_20_Emphasis">concurrently</text:span></text:p>
        </text:list-item>
      </text:list>
      <text:p text:style-name="Horizontal_20_Line"/>
      <text:h text:style-name="Heading_20_3" text:outline-level="3">✅ Summary Tabl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BKL (Old)</text:p>
            </table:table-cell>
            <table:table-cell table:style-name="Table1.A1" office:value-type="string">
              <text:p text:style-name="Table_20_Heading">Modern Kernel</text:p>
            </table:table-cell>
          </table:table-row>
        </table:table-header-rows>
        <table:table-row>
          <table:table-cell table:style-name="Table1.A1" office:value-type="string">
            <text:p text:style-name="Table_20_Contents">Scope</text:p>
          </table:table-cell>
          <table:table-cell table:style-name="Table1.A1" office:value-type="string">
            <text:p text:style-name="Table_20_Contents">Entire kernel</text:p>
          </table:table-cell>
          <table:table-cell table:style-name="Table1.A1" office:value-type="string">
            <text:p text:style-name="Table_20_Contents">Fine-grained (per-resource)</text:p>
          </table:table-cell>
        </table:table-row>
        <table:table-row>
          <table:table-cell table:style-name="Table1.A1" office:value-type="string">
            <text:p text:style-name="Table_20_Contents">Scalability</text:p>
          </table:table-cell>
          <table:table-cell table:style-name="Table1.A1" office:value-type="string">
            <text:p text:style-name="Table_20_Contents">Poor</text:p>
          </table:table-cell>
          <table:table-cell table:style-name="Table1.A1" office:value-type="string">
            <text:p text:style-name="Table_20_Contents">Excellent</text:p>
          </table:table-cell>
        </table:table-row>
        <table:table-row>
          <table:table-cell table:style-name="Table1.A1" office:value-type="string">
            <text:p text:style-name="Table_20_Contents">Lock type</text:p>
          </table:table-cell>
          <table:table-cell table:style-name="Table1.A1" office:value-type="string">
            <text:p text:style-name="Table_20_Contents">Mutex / Spinlock</text:p>
          </table:table-cell>
          <table:table-cell table:style-name="Table1.A1" office:value-type="string">
            <text:p text:style-name="Table_20_Contents">Mutex, Spinlock, RWLock, RCU</text:p>
          </table:table-cell>
        </table:table-row>
        <table:table-row>
          <table:table-cell table:style-name="Table1.A1" office:value-type="string">
            <text:p text:style-name="Table_20_Contents">Used for</text:p>
          </table:table-cell>
          <table:table-cell table:style-name="Table1.A1" office:value-type="string">
            <text:p text:style-name="Table_20_Contents">Filesystems, legacy drivers</text:p>
          </table:table-cell>
          <table:table-cell table:style-name="Table1.A1" office:value-type="string">
            <text:p text:style-name="Table_20_Contents">Specific resources</text:p>
          </table:table-cell>
        </table:table-row>
        <table:table-row>
          <table:table-cell table:style-name="Table1.A1" office:value-type="string">
            <text:p text:style-name="Table_20_Contents">Status</text:p>
          </table:table-cell>
          <table:table-cell table:style-name="Table1.A1" office:value-type="string">
            <text:p text:style-name="Table_20_Contents">Deprecated</text:p>
          </table:table-cell>
          <table:table-cell table:style-name="Table1.A1" office:value-type="string">
            <text:p text:style-name="Table_20_Contents">Gone (replaced by fine-grained locks)</text:p>
          </table:table-cell>
        </table:table-row>
      </table:table>
      <text:p text:style-name="Horizontal_20_Line"/>
      <text:p text:style-name="Text_20_body">If you want, I can <text:span text:style-name="Strong_20_Emphasis">draw a diagram showing BKL vs fine-grained locking in SMP</text:span>, showing how CPUs were blocked in BKL and how modern kernels allow concurrent execution.</text:p>
      <text:p text:style-name="Text_20_body">Do you want me to do that?</text:p>
      <text:p text:style-name="Text_20_body">Ah! <text:span text:style-name="Strong_20_Emphasis">Completion variables</text:span> are a very important <text:span text:style-name="Strong_20_Emphasis">synchronization primitive in the Linux kernel</text:span>, often used in <text:span text:style-name="Strong_20_Emphasis">thread communication, workqueues, and interrupt handling</text:span>. Let’s go <text:span text:style-name="Strong_20_Emphasis">deep and step by step</text:span>.</text:p>
      <text:p text:style-name="Horizontal_20_Line"/>
      <text:h text:style-name="Heading_20_2" text:outline-level="2"><text:span text:style-name="Strong_20_Emphasis">1️⃣ What is a Completion?</text:span></text:h>
      <text:p text:style-name="Text_20_body">A <text:span text:style-name="Strong_20_Emphasis">completion</text:span> is essentially a <text:span text:style-name="Strong_20_Emphasis">kernel mechanism to let one thread wait for another thread or an event to finish</text:span>.</text:p>
      <text:list xml:id="list2337092607" text:style-name="L12">
        <text:list-item>
          <text:p text:style-name="P17">Think of it as a <text:span text:style-name="Strong_20_Emphasis">“signal”</text:span> that tells a waiting thread:</text:p>
          <text:p text:style-name="P5">“Hey, the task is done, you can continue now.”</text:p>
        </text:list-item>
        <text:list-item>
          <text:p text:style-name="P17">It is <text:span text:style-name="Strong_20_Emphasis">simpler than semaphores or wait queues</text:span> when you only need a <text:span text:style-name="Strong_20_Emphasis">one-time notification</text:span>.</text:p>
        </text:list-item>
      </text:list>
      <text:p text:style-name="Horizontal_20_Line"/>
      <text:h text:style-name="Heading_20_2" text:outline-level="2"><text:soft-page-break/><text:span text:style-name="Strong_20_Emphasis">2️⃣ When to use it</text:span></text:h>
      <text:list xml:id="list71806710" text:style-name="L13">
        <text:list-item>
          <text:p text:style-name="P18">Waiting for a <text:span text:style-name="Strong_20_Emphasis">kernel thread</text:span> to finish a task</text:p>
        </text:list-item>
        <text:list-item>
          <text:p text:style-name="P18">Waiting for <text:span text:style-name="Strong_20_Emphasis">IO completion</text:span> (disk, network, etc.)</text:p>
        </text:list-item>
        <text:list-item>
          <text:p text:style-name="P18">Waiting for <text:span text:style-name="Strong_20_Emphasis">hardware interrupt completion</text:span></text:p>
        </text:list-item>
        <text:list-item>
          <text:p text:style-name="P18">Coordination between <text:span text:style-name="Strong_20_Emphasis">bottom halves</text:span> and <text:span text:style-name="Strong_20_Emphasis">process context</text:span></text:p>
        </text:list-item>
      </text:list>
      <text:p text:style-name="Quotations">Unlike semaphores, <text:span text:style-name="Strong_20_Emphasis">completion is reset after use</text:span>.</text:p>
      <text:p text:style-name="Horizontal_20_Line"/>
      <text:h text:style-name="Heading_20_2" text:outline-level="2"><text:span text:style-name="Strong_20_Emphasis">3️⃣ How it works (basic idea)</text:span></text:h>
      <text:list xml:id="list969950845" text:style-name="L14">
        <text:list-item>
          <text:p text:style-name="P19">One thread or process <text:span text:style-name="Strong_20_Emphasis">initializes a completion variable</text:span>.</text:p>
        </text:list-item>
        <text:list-item>
          <text:p text:style-name="P19">Another thread <text:span text:style-name="Strong_20_Emphasis">signals it as done</text:span>.</text:p>
        </text:list-item>
        <text:list-item>
          <text:p text:style-name="P19">Waiting thread <text:span text:style-name="Strong_20_Emphasis">blocks until signaled</text:span>.</text:p>
        </text:list-item>
      </text:list>
      <text:p text:style-name="Horizontal_20_Line"/>
      <text:h text:style-name="Heading_20_2" text:outline-level="2"><text:span text:style-name="Strong_20_Emphasis">4️⃣ API / Functions</text:span></text:h>
      <text:h text:style-name="Heading_20_3" text:outline-level="3"><text:span text:style-name="Strong_20_Emphasis">a) Declaration / Initialization</text:span></text:h>
      <text:p text:style-name="Preformatted_20_Text"><text:span text:style-name="Source_20_Text">#include &lt;linux/completion.h&gt;</text:span></text:p>
      <text:p text:style-name="Preformatted_20_Text"/>
      <text:p text:style-name="P1"><text:span text:style-name="Source_20_Text">DECLARE_COMPLETION(my_completion); <text:s/>// static init</text:span></text:p>
      <text:p text:style-name="Text_20_body">or dynamic:</text:p>
      <text:p text:style-name="Preformatted_20_Text"><text:span text:style-name="Source_20_Text">struct completion my_completion;</text:span></text:p>
      <text:p text:style-name="P1"><text:span text:style-name="Source_20_Text">init_completion(&amp;my_completion); <text:s text:c="2"/>// initialize before use</text:span></text:p>
      <text:p text:style-name="Horizontal_20_Line"/>
      <text:h text:style-name="Heading_20_3" text:outline-level="3"><text:span text:style-name="Strong_20_Emphasis">b) Waiting</text:span></text:h>
      <text:p text:style-name="P1"><text:span text:style-name="Source_20_Text">wait_for_completion(&amp;my_completion); <text:s/>// blocks until signaled</text:span></text:p>
      <text:list xml:id="list2732428313" text:style-name="L15">
        <text:list-item>
          <text:p text:style-name="P20">Can also wait with <text:span text:style-name="Strong_20_Emphasis">timeout</text:span>:</text:p>
        </text:list-item>
      </text:list>
      <text:p text:style-name="Preformatted_20_Text"><text:span text:style-name="Source_20_Text">unsigned long ret;</text:span></text:p>
      <text:p text:style-name="Preformatted_20_Text"><text:span text:style-name="Source_20_Text">ret = wait_for_completion_timeout(&amp;my_completion, msecs_to_jiffies(5000));</text:span></text:p>
      <text:p text:style-name="Preformatted_20_Text"><text:span text:style-name="Source_20_Text">if (!ret)</text:span></text:p>
      <text:p text:style-name="P1"><text:span text:style-name="Source_20_Text"><text:s text:c="4"/>pr_info("Timeout occurred!\n");</text:span></text:p>
      <text:p text:style-name="Horizontal_20_Line"/>
      <text:h text:style-name="Heading_20_3" text:outline-level="3"><text:span text:style-name="Strong_20_Emphasis">c) Signaling</text:span></text:h>
      <text:p text:style-name="Preformatted_20_Text"><text:span text:style-name="Source_20_Text">complete(&amp;my_completion); <text:s text:c="9"/>// wakes up one waiter</text:span></text:p>
      <text:p text:style-name="P1"><text:span text:style-name="Source_20_Text">complete_all(&amp;my_completion); <text:s text:c="5"/>// wakes up all waiters</text:span></text:p>
      <text:p text:style-name="Horizontal_20_Line"/>
      <text:h text:style-name="Heading_20_3" text:outline-level="3"><text:soft-page-break/><text:span text:style-name="Strong_20_Emphasis">d) Resetting</text:span></text:h>
      <text:list xml:id="list4239167006" text:style-name="L16">
        <text:list-item>
          <text:p text:style-name="P21">After signaling, the completion is done.</text:p>
        </text:list-item>
        <text:list-item>
          <text:p text:style-name="P21">To reuse it, call:</text:p>
        </text:list-item>
      </text:list>
      <text:p text:style-name="P1"><text:span text:style-name="Source_20_Text">reinit_completion(&amp;my_completion);</text:span></text:p>
      <text:p text:style-name="Horizontal_20_Line"/>
      <text:h text:style-name="Heading_20_2" text:outline-level="2"><text:span text:style-name="Strong_20_Emphasis">5️⃣ Example: Kernel thread + completion</text:span></text:h>
      <text:p text:style-name="Preformatted_20_Text"><text:span text:style-name="Source_20_Text">#include &lt;linux/module.h&gt;</text:span></text:p>
      <text:p text:style-name="Preformatted_20_Text"><text:span text:style-name="Source_20_Text">#include &lt;linux/kernel.h&gt;</text:span></text:p>
      <text:p text:style-name="Preformatted_20_Text"><text:span text:style-name="Source_20_Text">#include &lt;linux/init.h&gt;</text:span></text:p>
      <text:p text:style-name="Preformatted_20_Text"><text:span text:style-name="Source_20_Text">#include &lt;linux/kthread.h&gt;</text:span></text:p>
      <text:p text:style-name="Preformatted_20_Text"><text:span text:style-name="Source_20_Text">#include &lt;linux/completion.h&gt;</text:span></text:p>
      <text:p text:style-name="Preformatted_20_Text"><text:span text:style-name="Source_20_Text">#include &lt;linux/delay.h&gt;</text:span></text:p>
      <text:p text:style-name="Preformatted_20_Text"/>
      <text:p text:style-name="Preformatted_20_Text"><text:span text:style-name="Source_20_Text">static struct task_struct *t;</text:span></text:p>
      <text:p text:style-name="Preformatted_20_Text"><text:span text:style-name="Source_20_Text">static DECLARE_COMPLETION(done);</text:span></text:p>
      <text:p text:style-name="Preformatted_20_Text"/>
      <text:p text:style-name="Preformatted_20_Text"><text:span text:style-name="Source_20_Text">static int thread_fn(void *data)</text:span></text:p>
      <text:p text:style-name="Preformatted_20_Text"><text:span text:style-name="Source_20_Text">{</text:span></text:p>
      <text:p text:style-name="Preformatted_20_Text"><text:span text:style-name="Source_20_Text"><text:s text:c="4"/>pr_info("Thread working...\n");</text:span></text:p>
      <text:p text:style-name="Preformatted_20_Text"><text:span text:style-name="Source_20_Text"><text:s text:c="4"/>msleep(2000); <text:s/>// simulate work</text:span></text:p>
      <text:p text:style-name="Preformatted_20_Text"><text:span text:style-name="Source_20_Text"><text:s text:c="4"/>pr_info("Thread done!\n");</text:span></text:p>
      <text:p text:style-name="Preformatted_20_Text"><text:span text:style-name="Source_20_Text"><text:s text:c="4"/>complete(&amp;done); // signal completion</text:span></text:p>
      <text:p text:style-name="Preformatted_20_Text"><text:span text:style-name="Source_20_Text"><text:s text:c="4"/>return 0;</text:span></text:p>
      <text:p text:style-name="Preformatted_20_Text"><text:span text:style-name="Source_20_Text">}</text:span></text:p>
      <text:p text:style-name="Preformatted_20_Text"/>
      <text:p text:style-name="Preformatted_20_Text"><text:span text:style-name="Source_20_Text">static int __init mymodule_init(void)</text:span></text:p>
      <text:p text:style-name="Preformatted_20_Text"><text:span text:style-name="Source_20_Text">{</text:span></text:p>
      <text:p text:style-name="Preformatted_20_Text"><text:span text:style-name="Source_20_Text"><text:s text:c="4"/>pr_info("Module init\n");</text:span></text:p>
      <text:p text:style-name="Preformatted_20_Text"/>
      <text:p text:style-name="Preformatted_20_Text"><text:span text:style-name="Source_20_Text"><text:s text:c="4"/>t = kthread_run(thread_fn, NULL, "mythread");</text:span></text:p>
      <text:p text:style-name="Preformatted_20_Text"><text:span text:style-name="Source_20_Text"><text:s text:c="4"/>if (IS_ERR(t)) return PTR_ERR(t);</text:span></text:p>
      <text:p text:style-name="Preformatted_20_Text"/>
      <text:p text:style-name="Preformatted_20_Text"><text:span text:style-name="Source_20_Text"><text:s text:c="4"/>pr_info("Waiting for thread to complete...\n");</text:span></text:p>
      <text:p text:style-name="Preformatted_20_Text"><text:span text:style-name="Source_20_Text"><text:s text:c="4"/>wait_for_completion(&amp;done); // blocks here until thread signals</text:span></text:p>
      <text:p text:style-name="Preformatted_20_Text"><text:span text:style-name="Source_20_Text"><text:s text:c="4"/>pr_info("Thread completed, continuing in init\n");</text:span></text:p>
      <text:p text:style-name="Preformatted_20_Text"/>
      <text:p text:style-name="Preformatted_20_Text"><text:span text:style-name="Source_20_Text"><text:s text:c="4"/>return 0;</text:span></text:p>
      <text:p text:style-name="Preformatted_20_Text"><text:span text:style-name="Source_20_Text">}</text:span></text:p>
      <text:p text:style-name="Preformatted_20_Text"/>
      <text:p text:style-name="Preformatted_20_Text"><text:span text:style-name="Source_20_Text">static void __exit mymodule_exit(void)</text:span></text:p>
      <text:p text:style-name="Preformatted_20_Text"><text:span text:style-name="Source_20_Text">{</text:span></text:p>
      <text:p text:style-name="Preformatted_20_Text"><text:span text:style-name="Source_20_Text"><text:s text:c="4"/>pr_info("Module exit\n");</text:span></text:p>
      <text:p text:style-name="Preformatted_20_Text"><text:span text:style-name="Source_20_Text">}</text:span></text:p>
      <text:p text:style-name="Preformatted_20_Text"/>
      <text:p text:style-name="Preformatted_20_Text"><text:span text:style-name="Source_20_Text">module_init(mymodule_init);</text:span></text:p>
      <text:p text:style-name="Preformatted_20_Text"><text:span text:style-name="Source_20_Text">module_exit(mymodule_exit);</text:span></text:p>
      <text:p text:style-name="Preformatted_20_Text"/>
      <text:p text:style-name="Preformatted_20_Text"><text:span text:style-name="Source_20_Text">MODULE_LICENSE("GPL");</text:span></text:p>
      <text:p text:style-name="P1"><text:span text:style-name="Source_20_Text">MODULE_DESCRIPTION("Completion variable example");</text:span></text:p>
      <text:p text:style-name="Horizontal_20_Line"/>
      <text:h text:style-name="Heading_20_3" text:outline-level="3"><text:span text:style-name="Strong_20_Emphasis">6️⃣ How it behaves</text:span></text:h>
      <text:list xml:id="list165594887" text:style-name="L17">
        <text:list-item>
          <text:p text:style-name="P22">Module init starts, launches thread.</text:p>
        </text:list-item>
        <text:list-item>
          <text:p text:style-name="P22"><text:soft-page-break/>Thread sleeps for 2 seconds (simulating work).</text:p>
        </text:list-item>
        <text:list-item>
          <text:p text:style-name="P22">Init function <text:span text:style-name="Strong_20_Emphasis">blocks</text:span> on <text:span text:style-name="Source_20_Text">wait_for_completion(&amp;done)</text:span>.</text:p>
        </text:list-item>
        <text:list-item>
          <text:p text:style-name="P22">Thread signals completion with <text:span text:style-name="Source_20_Text">complete(&amp;done)</text:span>.</text:p>
        </text:list-item>
        <text:list-item>
          <text:p text:style-name="P22">Init function continues.</text:p>
        </text:list-item>
      </text:list>
      <text:p text:style-name="Quotations">Completion is perfect for <text:span text:style-name="Strong_20_Emphasis">“wait until this one task is done”</text:span> scenarios.</text:p>
      <text:p text:style-name="Horizontal_20_Line"/>
      <text:h text:style-name="Heading_20_2" text:outline-level="2"><text:span text:style-name="Strong_20_Emphasis">7️⃣ Comparison with other primitives</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imitive</text:p>
            </table:table-cell>
            <table:table-cell table:style-name="Table2.A1" office:value-type="string">
              <text:p text:style-name="Table_20_Heading">Use Cas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Semaphore</text:p>
          </table:table-cell>
          <table:table-cell table:style-name="Table2.A1" office:value-type="string">
            <text:p text:style-name="Table_20_Contents">Multiple resources, counting</text:p>
          </table:table-cell>
          <table:table-cell table:style-name="Table2.A1" office:value-type="string">
            <text:p text:style-name="Table_20_Contents">Can allow multiple concurrent access</text:p>
          </table:table-cell>
        </table:table-row>
        <table:table-row>
          <table:table-cell table:style-name="Table2.A1" office:value-type="string">
            <text:p text:style-name="Table_20_Contents">Mutex</text:p>
          </table:table-cell>
          <table:table-cell table:style-name="Table2.A1" office:value-type="string">
            <text:p text:style-name="Table_20_Contents">Mutual exclusion</text:p>
          </table:table-cell>
          <table:table-cell table:style-name="Table2.A1" office:value-type="string">
            <text:p text:style-name="Table_20_Contents">Binary, locks a resource</text:p>
          </table:table-cell>
        </table:table-row>
        <table:table-row>
          <table:table-cell table:style-name="Table2.A1" office:value-type="string">
            <text:p text:style-name="Table_20_Contents">Completion</text:p>
          </table:table-cell>
          <table:table-cell table:style-name="Table2.A1" office:value-type="string">
            <text:p text:style-name="Table_20_Contents">One-time event signaling</text:p>
          </table:table-cell>
          <table:table-cell table:style-name="Table2.A1" office:value-type="string">
            <text:p text:style-name="Table_20_Contents">Simpler than semaphore for single task</text:p>
          </table:table-cell>
        </table:table-row>
      </table:table>
      <text:p text:style-name="Horizontal_20_Line"/>
      <text:h text:style-name="Heading_20_2" text:outline-level="2"><text:span text:style-name="Strong_20_Emphasis">8️⃣ Key Points</text:span></text:h>
      <text:list xml:id="list2354502788" text:style-name="L18">
        <text:list-item>
          <text:p text:style-name="P23"><text:span text:style-name="Strong_20_Emphasis">One-time notification</text:span> mechanism.</text:p>
        </text:list-item>
        <text:list-item>
          <text:p text:style-name="P23"><text:span text:style-name="Strong_20_Emphasis">Lightweight and safe</text:span> for kernel-space threads.</text:p>
        </text:list-item>
        <text:list-item>
          <text:p text:style-name="P23">Can be <text:span text:style-name="Strong_20_Emphasis">reused</text:span> with <text:span text:style-name="Source_20_Text">reinit_completion()</text:span>.</text:p>
        </text:list-item>
        <text:list-item>
          <text:p text:style-name="P23">Often used in <text:span text:style-name="Strong_20_Emphasis">kthreads, bottom halves, and driver IO</text:span>.</text:p>
        </text:list-item>
      </text:list>
      <text:p text:style-name="Horizontal_20_Line"/>
      <text:p text:style-name="Text_20_body">If you want, I can also make a <text:span text:style-name="Strong_20_Emphasis">diagram showing the flow</text:span>: one thread waits, the other completes, and the first thread wakes up — makes it very intuitive.</text:p>
      <text:p text:style-name="Text_20_body">Do you want me to do that?</text:p>
      <text:p text:style-name="Preformatted_20_Text"/>
      <text:p text:style-name="Preformatted_20_Text"/>
      <text:h text:style-name="Heading_20_3" text:outline-level="3"><text:span text:style-name="Source_20_Text">__init</text:span></text:h>
      <text:list xml:id="list1435748190" text:style-name="L19">
        <text:list-item>
          <text:p text:style-name="P24">Marks a function that is only needed <text:span text:style-name="Strong_20_Emphasis">at module (or kernel) initialization time</text:span>.</text:p>
        </text:list-item>
        <text:list-item>
          <text:p text:style-name="P24">After the module is loaded, the memory for that function can be <text:span text:style-name="Strong_20_Emphasis">freed</text:span>.</text:p>
        </text:list-item>
        <text:list-item>
          <text:p text:style-name="P24">If you omit it, the function stays resident in memory (a tiny waste).</text:p>
        </text:list-item>
      </text:list>
      <text:h text:style-name="Heading_20_3" text:outline-level="3"><text:span text:style-name="Source_20_Text">__exit</text:span></text:h>
      <text:list xml:id="list385678603" text:style-name="L20">
        <text:list-item>
          <text:p text:style-name="P25">Marks a function that is only needed <text:span text:style-name="Strong_20_Emphasis">at module removal time</text:span>.</text:p>
        </text:list-item>
        <text:list-item>
          <text:p text:style-name="P25">If built into the kernel (not as <text:span text:style-name="Source_20_Text">.ko</text:span>), and module unloading is disabled, the exit code can be discarded.</text:p>
        </text:list-item>
        <text:list-item>
          <text:p text:style-name="P25">If you omit it, nothing breaks — the function just stays in memory.</text:p>
        </text:list-item>
      </text:list>
      <text:p text:style-name="Text_20_body"/>
      <text:p text:style-name="Text_20_body"><text:soft-page-break/></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06T10:05:01.783357599</dc:date>
    <meta:editing-duration>P2DT19H36M5S</meta:editing-duration>
    <meta:editing-cycles>3</meta:editing-cycles>
    <meta:generator>LibreOffice/7.3.7.2$Linux_X86_64 LibreOffice_project/30$Build-2</meta:generator>
    <meta:document-statistic meta:table-count="2" meta:image-count="0" meta:object-count="0" meta:page-count="10" meta:paragraph-count="283" meta:word-count="2388" meta:character-count="15764" meta:non-whitespace-character-count="13385"/>
  </office:meta>
</office:document-meta>
</file>